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ubtitle">
      <style:text-properties officeooo:rsid="000b18ee" officeooo:paragraph-rsid="000b18ee"/>
    </style:style>
    <style:style style:name="P3" style:family="paragraph" style:parent-style-name="Text_20_body">
      <style:text-properties officeooo:rsid="000b18ee" officeooo:paragraph-rsid="000b18ee"/>
    </style:style>
    <style:style style:name="P4" style:family="paragraph" style:parent-style-name="Title" style:master-page-name="First_20_Page">
      <style:paragraph-properties style:page-number="auto"/>
      <style:text-properties officeooo:rsid="000b18ee" officeooo:paragraph-rsid="000b18e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Index">
      <style:paragraph-properties style:page-number="auto" fo:break-before="page"/>
    </style:style>
    <style:style style:name="P8" style:family="paragraph" style:parent-style-name="Heading_20_1" style:master-page-name="Standard">
      <style:paragraph-properties style:page-number="auto" fo:break-before="page"/>
      <style:text-properties officeooo:rsid="0012e810" officeooo:paragraph-rsid="0012e810"/>
    </style:style>
    <style:style style:name="P9" style:family="paragraph" style:parent-style-name="Heading_20_2">
      <style:text-properties officeooo:rsid="001671b3" officeooo:paragraph-rsid="001671b3"/>
    </style:style>
    <style:style style:name="P10" style:family="paragraph" style:parent-style-name="Text_20_body" style:master-page-name="Index">
      <style:paragraph-properties style:page-number="auto" fo:break-before="page"/>
      <style:text-properties officeooo:rsid="000b18ee" officeooo:paragraph-rsid="000b18ee"/>
    </style:style>
    <style:style style:name="P11" style:family="paragraph" style:parent-style-name="Text_20_body" style:list-style-name="L1">
      <style:text-properties officeooo:rsid="0019567e" officeooo:paragraph-rsid="0019567e"/>
    </style:style>
    <style:style style:name="T1" style:family="text">
      <style:text-properties style:text-position="super 58%"/>
    </style:style>
    <style:style style:name="T2" style:family="text">
      <style:text-properties officeooo:rsid="001364b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kedEnv Usage Handbook</text:p>
      <text:p text:style-name="P2">1<text:span text:style-name="T1">st</text:span> Edition, 2022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5"><text:a xlink:type="simple" xlink:href="#__RefHeading___Toc146_4260902363" text:style-name="Index_20_Link" text:visited-style-name="Index_20_Link">BakedEnv<text:tab/>4</text:a></text:p>
          <text:p text:style-name="P6"><text:a xlink:type="simple" xlink:href="#__RefHeading___Toc148_4260902363" text:style-name="Index_20_Link" text:visited-style-name="Index_20_Link">Purpose<text:tab/>4</text:a></text:p>
        </text:index-body>
      </text:table-of-content>
      <text:p text:style-name="P3"/>
      <text:p text:style-name="P10"/>
      <text:h text:style-name="P8" text:outline-level="1"><text:bookmark-start text:name="__RefHeading___Toc146_4260902363"/>BakedEnv<text:bookmark-end text:name="__RefHeading___Toc146_4260902363"/></text:h>
      <text:h text:style-name="P9" text:outline-level="2">Features</text:h>
      <text:list xml:id="list950476044" text:style-name="L1">
        <text:list-item>
          <text:p text:style-name="P11">C# API Injection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30T10:32:12.184029546</meta:creation-date>
    <meta:generator>LibreOffice/7.3.4.2$MacOSX_AARCH64 LibreOffice_project/728fec16bd5f605073805c3c9e7c4212a0120dc5</meta:generator>
    <dc:date>2022-07-07T18:06:23.218433642</dc:date>
    <meta:editing-duration>P2DT6H25M39S</meta:editing-duration>
    <meta:editing-cycles>15</meta:editing-cycles>
    <meta:document-statistic meta:table-count="0" meta:image-count="0" meta:object-count="0" meta:page-count="4" meta:paragraph-count="10" meta:word-count="21" meta:character-count="111" meta:non-whitespace-character-count="101"/>
  </office:meta>
</office:document-meta>
</file>